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2906in" svg:y="1.2654in">
            <draw:object draw:notify-on-update-of-ranges="Sheet1.B1:Sheet1.B1 Sheet1.B2:Sheet1.B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EXP(-2 * [.A2])" office:value-type="float" office:value="0.135335283236613" calcext:value-type="float">
            <text:p>0.135335283236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EXP(-2 * [.A3])" office:value-type="float" office:value="0.0366312777774684" calcext:value-type="float">
            <text:p>0.0366312777774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EXP(-2 * [.A4])" office:value-type="float" office:value="0.00743625652999908" calcext:value-type="float">
            <text:p>0.00743625652999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EXP(-2 * [.A5])" office:value-type="float" office:value="0.00134185051161005" calcext:value-type="float">
            <text:p>0.00134185051161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EXP(-2 * [.A6])" office:value-type="float" office:value="0.000226999648812424" calcext:value-type="float">
            <text:p>0.000226999648812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EXP(-2 * [.A7])" office:value-type="float" office:value="0.0000368652741199693" calcext:value-type="float">
            <text:p>3.6865274119969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EXP(-2 * [.A8])" office:value-type="float" office:value="0.00000582070103372498" calcext:value-type="float">
            <text:p>5.82070103372498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EXP(-2 * [.A9])" office:value-type="float" office:value="0.00000090028139775407" calcext:value-type="float">
            <text:p>9.00281397754073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EXP(-2 * [.A10])" office:value-type="float" office:value="0.00000013706981770241" calcext:value-type="float">
            <text:p>1.37069817702414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EXP(-2 * [.A11])" office:value-type="float" office:value="0.00000002061153622439" calcext:value-type="float">
            <text:p>2.06115362243856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EXP(-2 * [.A12])" office:value-type="float" office:value="0.00000000306841490216" calcext:value-type="float">
            <text:p>3.06841490215582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EXP(-2 * [.A13])" office:value-type="float" office:value="0.00000000045301614531" calcext:value-type="float">
            <text:p>4.53016145313492E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EXP(-2 * [.A14])" office:value-type="float" office:value="0.00000000006641815736" calcext:value-type="float">
            <text:p>6.64181573648232E-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EXP(-2 * [.A15])" office:value-type="float" office:value="0.00000000000968016015" calcext:value-type="float">
            <text:p>9.68016014971628E-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EXP(-2 * [.A16])" office:value-type="float" office:value="0.00000000000140364345" calcext:value-type="float">
            <text:p>1.40364344532603E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EXP(-2 * [.A17])" office:value-type="float" office:value="0.00000000000020262665" calcext:value-type="float">
            <text:p>2.02626648785507E-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EXP(-2 * [.A18])" office:value-type="float" office:value="0.00000000000002913644" calcext:value-type="float">
            <text:p>2.91364433362142E-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EXP(-2 * [.A19])" office:value-type="float" office:value="4.17514109443842E-015" calcext:value-type="float">
            <text:p>4.17514109443842E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EXP(-2 * [.A20])" office:value-type="float" office:value="5.96435230489126E-016" calcext:value-type="float">
            <text:p>5.96435230489126E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EXP(-2 * [.A21])" office:value-type="float" office:value="8.49670851058318E-017" calcext:value-type="float">
            <text:p>8.49670851058318E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EXP(-2 * [.A22])" office:value-type="float" office:value="1.20739967550165E-017" calcext:value-type="float">
            <text:p>1.20739967550165E-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EXP(-2 * [.A23])" office:value-type="float" office:value="1.71184909304944E-018" calcext:value-type="float">
            <text:p>1.71184909304944E-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EXP(-2 * [.A24])" office:value-type="float" office:value="2.42204199223738E-019" calcext:value-type="float">
            <text:p>2.42204199223738E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EXP(-2 * [.A25])" office:value-type="float" office:value="3.42039379857824E-020" calcext:value-type="float">
            <text:p>3.42039379857824E-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EXP(-2 * [.A26])" office:value-type="float" office:value="4.8218746199098E-021" calcext:value-type="float">
            <text:p>4.8218746199098E-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EXP(-2 * [.A27])" office:value-type="float" office:value="6.78672558113603E-022" calcext:value-type="float">
            <text:p>6.78672558113603E-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EXP(-2 * [.A28])" office:value-type="float" office:value="9.53809714494218E-023" calcext:value-type="float">
            <text:p>9.53809714494218E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EXP(-2 * [.A29])" office:value-type="float" office:value="1.33865000748793E-023" calcext:value-type="float">
            <text:p>1.33865000748793E-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EXP(-2 * [.A30])" office:value-type="float" office:value="1.87636812843718E-024" calcext:value-type="float">
            <text:p>1.87636812843718E-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EXP(-2 * [.A31])" office:value-type="float" office:value="2.62695322880896E-025" calcext:value-type="float">
            <text:p>2.62695322880896E-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EXP(-2 * [.A32])" office:value-type="float" office:value="3.67370107912534E-026" calcext:value-type="float">
            <text:p>3.67370107912534E-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EXP(-2 * [.A33])" office:value-type="float" office:value="5.13219484975564E-027" calcext:value-type="float">
            <text:p>5.13219484975564E-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EXP(-2 * [.A34])" office:value-type="float" office:value="7.16272263730201E-028" calcext:value-type="float">
            <text:p>7.16272263730201E-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EXP(-2 * [.A35])" office:value-type="float" office:value="9.98743917981673E-029" calcext:value-type="float">
            <text:p>9.98743917981673E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EXP(-2 * [.A36])" office:value-type="float" office:value="1.39140740756803E-029" calcext:value-type="float">
            <text:p>1.39140740756803E-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EXP(-2 * [.A37])" office:value-type="float" office:value="1.93686701760761E-030" calcext:value-type="float">
            <text:p>1.93686701760761E-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EXP(-2 * [.A38])" office:value-type="float" office:value="2.69407736597901E-031" calcext:value-type="float">
            <text:p>2.69407736597901E-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EXP(-2 * [.A39])" office:value-type="float" office:value="3.74457878072228E-032" calcext:value-type="float">
            <text:p>3.74457878072228E-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EXP(-2 * [.A40])" office:value-type="float" office:value="5.20109778045882E-033" calcext:value-type="float">
            <text:p>5.20109778045882E-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EXP(-2 * [.A41])" office:value-type="float" office:value="7.21940555138166E-034" calcext:value-type="float">
            <text:p>7.21940555138166E-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EXP(-2 * [.A42])" office:value-type="float" office:value="1.00146630247362E-034" calcext:value-type="float">
            <text:p>1.00146630247362E-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EXP(-2 * [.A43])" office:value-type="float" office:value="1.38839426323951E-035" calcext:value-type="float">
            <text:p>1.38839426323951E-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EXP(-2 * [.A44])" office:value-type="float" office:value="1.92372510165788E-036" calcext:value-type="float">
            <text:p>1.92372510165788E-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EXP(-2 * [.A45])" office:value-type="float" office:value="2.66402483397652E-037" calcext:value-type="float">
            <text:p>2.66402483397652E-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EXP(-2 * [.A46])" office:value-type="float" office:value="3.68730568079573E-038" calcext:value-type="float">
            <text:p>3.68730568079573E-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EXP(-2 * [.A47])" office:value-type="float" office:value="5.10111948883583E-039" calcext:value-type="float">
            <text:p>5.10111948883583E-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EXP(-2 * [.A48])" office:value-type="float" office:value="7.05369308472476E-040" calcext:value-type="float">
            <text:p>7.05369308472476E-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EXP(-2 * [.A49])" office:value-type="float" office:value="9.74924478112709E-041" calcext:value-type="float">
            <text:p>9.74924478112709E-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EXP(-2 * [.A50])" office:value-type="float" office:value="1.34690465387601E-041" calcext:value-type="float">
            <text:p>1.34690465387601E-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EXP(-2 * [.A51])" office:value-type="float" office:value="1.86003798801042E-042" calcext:value-type="float">
            <text:p>1.86003798801042E-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EXP(-2 * [.A52])" office:value-type="float" office:value="2.56763343297014E-043" calcext:value-type="float">
            <text:p>2.56763343297014E-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EXP(-2 * [.A53])" office:value-type="float" office:value="3.54304954720356E-044" calcext:value-type="float">
            <text:p>3.54304954720356E-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EXP(-2 * [.A54])" office:value-type="float" office:value="4.88720760415071E-045" calcext:value-type="float">
            <text:p>4.88720760415071E-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EXP(-2 * [.A55])" office:value-type="float" office:value="6.73891089972994E-046" calcext:value-type="float">
            <text:p>6.73891089972994E-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EXP(-2 * [.A56])" office:value-type="float" office:value="9.28901534123493E-047" calcext:value-type="float">
            <text:p>9.28901534123493E-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EXP(-2 * [.A57])" office:value-type="float" office:value="1.27998845896246E-047" calcext:value-type="float">
            <text:p>1.27998845896246E-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EXP(-2 * [.A58])" office:value-type="float" office:value="1.76320950644588E-048" calcext:value-type="float">
            <text:p>1.76320950644588E-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EXP(-2 * [.A59])" office:value-type="float" office:value="2.42810851959645E-049" calcext:value-type="float">
            <text:p>2.42810851959645E-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EXP(-2 * [.A60])" office:value-type="float" office:value="3.34274422405177E-050" calcext:value-type="float">
            <text:p>3.34274422405177E-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EXP(-2 * [.A61])" office:value-type="float" office:value="4.6005888442332E-051" calcext:value-type="float">
            <text:p>4.6005888442332E-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EXP(-2 * [.A62])" office:value-type="float" office:value="6.32999027527659E-052" calcext:value-type="float">
            <text:p>6.32999027527659E-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EXP(-2 * [.A63])" office:value-type="float" office:value="8.7071481411398E-053" calcext:value-type="float">
            <text:p>8.7071481411398E-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EXP(-2 * [.A64])" office:value-type="float" office:value="1.19739055921695E-053" calcext:value-type="float">
            <text:p>1.19739055921695E-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EXP(-2 * [.A65])" office:value-type="float" office:value="1.64621399849115E-054" calcext:value-type="float">
            <text:p>1.64621399849115E-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EXP(-2 * [.A66])" office:value-type="float" office:value="2.2627194459378E-055" calcext:value-type="float">
            <text:p>2.2627194459378E-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EXP(-2 * [.A67])" office:value-type="float" office:value="3.10936942902537E-056" calcext:value-type="float">
            <text:p>3.10936942902537E-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EXP(-2 * [.A68])" office:value-type="float" office:value="4.27183261945693E-057" calcext:value-type="float">
            <text:p>4.27183261945693E-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EXP(-2 * [.A69])" office:value-type="float" office:value="5.86758478650225E-058" calcext:value-type="float">
            <text:p>5.86758478650225E-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EXP(-2 * [.A70])" office:value-type="float" office:value="8.05769061481359E-059" calcext:value-type="float">
            <text:p>8.05769061481359E-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EXP(-2 * [.A71])" office:value-type="float" office:value="1.10629404219153E-059" calcext:value-type="float">
            <text:p>1.10629404219153E-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EXP(-2 * [.A72])" office:value-type="float" office:value="1.51859483507867E-060" calcext:value-type="float">
            <text:p>1.51859483507867E-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EXP(-2 * [.A73])" office:value-type="float" office:value="2.08414102438678E-061" calcext:value-type="float">
            <text:p>2.08414102438678E-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EXP(-2 * [.A74])" office:value-type="float" office:value="2.85975285504879E-062" calcext:value-type="float">
            <text:p>2.85975285504879E-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EXP(-2 * [.A75])" office:value-type="float" office:value="3.92327181290832E-063" calcext:value-type="float">
            <text:p>3.92327181290832E-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EXP(-2 * [.A76])" office:value-type="float" office:value="5.38132197987331E-064" calcext:value-type="float">
            <text:p>5.38132197987331E-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EXP(-2 * [.A77])" office:value-type="float" office:value="7.37993170791344E-065" calcext:value-type="float">
            <text:p>7.37993170791344E-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EXP(-2 * [.A78])" office:value-type="float" office:value="1.01190679464097E-065" calcext:value-type="float">
            <text:p>1.01190679464097E-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EXP(-2 * [.A79])" office:value-type="float" office:value="1.38725221137916E-066" calcext:value-type="float">
            <text:p>1.38725221137916E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EXP(-2 * [.A80])" office:value-type="float" office:value="1.90151147498227E-067" calcext:value-type="float">
            <text:p>1.90151147498227E-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EXP(-2 * [.A81])" office:value-type="float" office:value="2.60599082576602E-068" calcext:value-type="float">
            <text:p>2.60599082576602E-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EXP(-2 * [.A82])" office:value-type="float" office:value="3.57091037848521E-069" calcext:value-type="float">
            <text:p>3.57091037848521E-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EXP(-2 * [.A83])" office:value-type="float" office:value="4.89236465848867E-070" calcext:value-type="float">
            <text:p>4.89236465848867E-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EXP(-2 * [.A84])" office:value-type="float" office:value="6.70184063543033E-071" calcext:value-type="float">
            <text:p>6.70184063543033E-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EXP(-2 * [.A85])" office:value-type="float" office:value="9.1792315723637E-072" calcext:value-type="float">
            <text:p>9.1792315723637E-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EXP(-2 * [.A86])" office:value-type="float" office:value="1.25706287979673E-072" calcext:value-type="float">
            <text:p>1.25706287979673E-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EXP(-2 * [.A87])" office:value-type="float" office:value="1.72126431011564E-073" calcext:value-type="float">
            <text:p>1.72126431011564E-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EXP(-2 * [.A88])" office:value-type="float" office:value="2.35656488201254E-074" calcext:value-type="float">
            <text:p>2.35656488201254E-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EXP(-2 * [.A89])" office:value-type="float" office:value="3.22592196183802E-075" calcext:value-type="float">
            <text:p>3.22592196183802E-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EXP(-2 * [.A90])" office:value-type="float" office:value="4.41542210840973E-076" calcext:value-type="float">
            <text:p>4.41542210840973E-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EXP(-2 * [.A91])" office:value-type="float" office:value="6.04276585939044E-077" calcext:value-type="float">
            <text:p>6.04276585939044E-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EXP(-2 * [.A92])" office:value-type="float" office:value="8.26886089436617E-078" calcext:value-type="float">
            <text:p>8.26886089436617E-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EXP(-2 * [.A93])" office:value-type="float" office:value="1.13136608866873E-078" calcext:value-type="float">
            <text:p>1.13136608866873E-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EXP(-2 * [.A94])" office:value-type="float" office:value="1.54778029946175E-079" calcext:value-type="float">
            <text:p>1.54778029946175E-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EXP(-2 * [.A95])" office:value-type="float" office:value="2.1172164312125E-080" calcext:value-type="float">
            <text:p>2.1172164312125E-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EXP(-2 * [.A96])" office:value-type="float" office:value="2.89582320342326E-081" calcext:value-type="float">
            <text:p>2.89582320342326E-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EXP(-2 * [.A97])" office:value-type="float" office:value="3.96032390843058E-082" calcext:value-type="float">
            <text:p>3.96032390843058E-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EXP(-2 * [.A98])" office:value-type="float" office:value="5.41554594917183E-083" calcext:value-type="float">
            <text:p>5.41554594917183E-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EXP(-2 * [.A99])" office:value-type="float" office:value="7.40470263931772E-084" calcext:value-type="float">
            <text:p>7.40470263931772E-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EXP(-2 * [.A100])" office:value-type="float" office:value="1.01234321804613E-084" calcext:value-type="float">
            <text:p>1.01234321804613E-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EXP(-2 * [.A101])" office:value-type="float" office:value="1.38389652673674E-085" calcext:value-type="float">
            <text:p>1.38389652673674E-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*EXP(-2 * [.A102])" office:value-type="float" office:value="1.89162928700242E-086" calcext:value-type="float">
            <text:p>1.89162928700242E-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*EXP(-2 * [.A103])" office:value-type="float" office:value="2.58538880239452E-087" calcext:value-type="float">
            <text:p>2.58538880239452E-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*EXP(-2 * [.A104])" office:value-type="float" office:value="3.53324662376759E-088" calcext:value-type="float">
            <text:p>3.53324662376759E-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*EXP(-2 * [.A105])" office:value-type="float" office:value="4.82815388228435E-089" calcext:value-type="float">
            <text:p>4.82815388228435E-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*EXP(-2 * [.A106])" office:value-type="float" office:value="6.59702453680144E-090" calcext:value-type="float">
            <text:p>6.59702453680144E-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*EXP(-2 * [.A107])" office:value-type="float" office:value="9.0131313834221E-091" calcext:value-type="float">
            <text:p>9.0131313834221E-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*EXP(-2 * [.A108])" office:value-type="float" office:value="1.23130218568673E-091" calcext:value-type="float">
            <text:p>1.23130218568673E-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*EXP(-2 * [.A109])" office:value-type="float" office:value="1.6819600042407E-092" calcext:value-type="float">
            <text:p>1.6819600042407E-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*EXP(-2 * [.A110])" office:value-type="float" office:value="2.29736205173668E-093" calcext:value-type="float">
            <text:p>2.29736205173668E-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*EXP(-2 * [.A111])" office:value-type="float" office:value="3.13766567307992E-094" calcext:value-type="float">
            <text:p>3.13766567307992E-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*EXP(-2 * [.A112])" office:value-type="float" office:value="4.28497207773232E-095" calcext:value-type="float">
            <text:p>4.28497207773232E-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*EXP(-2 * [.A113])" office:value-type="float" office:value="5.85132305384673E-096" calcext:value-type="float">
            <text:p>5.85132305384673E-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*EXP(-2 * [.A114])" office:value-type="float" office:value="7.98960913361994E-097" calcext:value-type="float">
            <text:p>7.98960913361994E-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*EXP(-2 * [.A115])" office:value-type="float" office:value="1.09084482934074E-097" calcext:value-type="float">
            <text:p>1.09084482934074E-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*EXP(-2 * [.A116])" office:value-type="float" office:value="1.48924792138533E-098" calcext:value-type="float">
            <text:p>1.48924792138533E-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*EXP(-2 * [.A117])" office:value-type="float" office:value="2.03300378721962E-099" calcext:value-type="float">
            <text:p>2.03300378721962E-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*EXP(-2 * [.A118])" office:value-type="float" office:value="2.77509015290029E-100" calcext:value-type="float">
            <text:p>2.77509015290029E-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*EXP(-2 * [.A119])" office:value-type="float" office:value="3.78777591438356E-101" calcext:value-type="float">
            <text:p>3.78777591438356E-1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*EXP(-2 * [.A120])" office:value-type="float" office:value="5.16963961177799E-102" calcext:value-type="float">
            <text:p>5.16963961177799E-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*EXP(-2 * [.A121])" office:value-type="float" office:value="7.05513923789432E-103" calcext:value-type="float">
            <text:p>7.05513923789432E-1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*EXP(-2 * [.A122])" office:value-type="float" office:value="9.62766010926119E-104" calcext:value-type="float">
            <text:p>9.62766010926119E-1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*EXP(-2 * [.A123])" office:value-type="float" office:value="1.31373038967529E-104" calcext:value-type="float">
            <text:p>1.31373038967529E-1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*EXP(-2 * [.A124])" office:value-type="float" office:value="1.79251402861802E-105" calcext:value-type="float">
            <text:p>1.79251402861802E-1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*EXP(-2 * [.A125])" office:value-type="float" office:value="2.44562673392756E-106" calcext:value-type="float">
            <text:p>2.44562673392756E-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*EXP(-2 * [.A126])" office:value-type="float" office:value="3.3364877694266E-107" calcext:value-type="float">
            <text:p>3.3364877694266E-1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*EXP(-2 * [.A127])" office:value-type="float" office:value="4.55156873429169E-108" calcext:value-type="float">
            <text:p>4.55156873429169E-1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*EXP(-2 * [.A128])" office:value-type="float" office:value="6.20876636237597E-109" calcext:value-type="float">
            <text:p>6.20876636237597E-1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*EXP(-2 * [.A129])" office:value-type="float" office:value="8.46881415258814E-110" calcext:value-type="float">
            <text:p>8.46881415258814E-1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*EXP(-2 * [.A130])" office:value-type="float" office:value="1.15508349765952E-110" calcext:value-type="float">
            <text:p>1.15508349765952E-1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*EXP(-2 * [.A131])" office:value-type="float" office:value="1.57535362800771E-111" calcext:value-type="float">
            <text:p>1.57535362800771E-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*EXP(-2 * [.A132])" office:value-type="float" office:value="2.14840936593821E-112" calcext:value-type="float">
            <text:p>2.14840936593821E-1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*EXP(-2 * [.A133])" office:value-type="float" office:value="2.92975098368411E-113" calcext:value-type="float">
            <text:p>2.92975098368411E-1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*EXP(-2 * [.A134])" office:value-type="float" office:value="3.99502457062283E-114" calcext:value-type="float">
            <text:p>3.99502457062283E-1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*EXP(-2 * [.A135])" office:value-type="float" office:value="5.44732953094216E-115" calcext:value-type="float">
            <text:p>5.44732953094216E-1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*EXP(-2 * [.A136])" office:value-type="float" office:value="7.42717496034962E-116" calcext:value-type="float">
            <text:p>7.42717496034962E-1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*EXP(-2 * [.A137])" office:value-type="float" office:value="1.01260444784684E-116" calcext:value-type="float">
            <text:p>1.01260444784684E-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*EXP(-2 * [.A138])" office:value-type="float" office:value="1.38048764974801E-117" calcext:value-type="float">
            <text:p>1.38048764974801E-1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*EXP(-2 * [.A139])" office:value-type="float" office:value="1.88192400127696E-118" calcext:value-type="float">
            <text:p>1.88192400127696E-1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*EXP(-2 * [.A140])" office:value-type="float" office:value="2.56536302653775E-119" calcext:value-type="float">
            <text:p>2.56536302653775E-1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*EXP(-2 * [.A141])" office:value-type="float" office:value="3.49681859368135E-120" calcext:value-type="float">
            <text:p>3.49681859368135E-1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*EXP(-2 * [.A142])" office:value-type="float" office:value="4.76623241480083E-121" calcext:value-type="float">
            <text:p>4.76623241480083E-1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*EXP(-2 * [.A143])" office:value-type="float" office:value="6.496141614444E-122" calcext:value-type="float">
            <text:p>6.496141614444E-1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*EXP(-2 * [.A144])" office:value-type="float" office:value="8.85348412979136E-123" calcext:value-type="float">
            <text:p>8.85348412979136E-1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*EXP(-2 * [.A145])" office:value-type="float" office:value="1.20656772486999E-123" calcext:value-type="float">
            <text:p>1.20656772486999E-1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*EXP(-2 * [.A146])" office:value-type="float" office:value="1.64425151350473E-124" calcext:value-type="float">
            <text:p>1.64425151350473E-1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*EXP(-2 * [.A147])" office:value-type="float" office:value="2.24059901149581E-125" calcext:value-type="float">
            <text:p>2.24059901149581E-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8]*EXP(-2 * [.A148])" office:value-type="float" office:value="3.05309034044846E-126" calcext:value-type="float">
            <text:p>3.05309034044846E-1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*EXP(-2 * [.A149])" office:value-type="float" office:value="4.16001668052998E-127" calcext:value-type="float">
            <text:p>4.16001668052998E-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*EXP(-2 * [.A150])" office:value-type="float" office:value="5.66801069753751E-128" calcext:value-type="float">
            <text:p>5.66801069753751E-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*EXP(-2 * [.A151])" office:value-type="float" office:value="7.72230033361802E-129" calcext:value-type="float">
            <text:p>7.72230033361802E-1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2]*EXP(-2 * [.A152])" office:value-type="float" office:value="1.05206703424097E-129" calcext:value-type="float">
            <text:p>1.05206703424097E-1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3]*EXP(-2 * [.A153])" office:value-type="float" office:value="1.43324715824911E-130" calcext:value-type="float">
            <text:p>1.43324715824911E-1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4]*EXP(-2 * [.A154])" office:value-type="float" office:value="1.95245021360436E-131" calcext:value-type="float">
            <text:p>1.95245021360436E-1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5]*EXP(-2 * [.A155])" office:value-type="float" office:value="2.65962431439109E-132" calcext:value-type="float">
            <text:p>2.65962431439109E-1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6]*EXP(-2 * [.A156])" office:value-type="float" office:value="3.62278289176107E-133" calcext:value-type="float">
            <text:p>3.62278289176107E-1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7]*EXP(-2 * [.A157])" office:value-type="float" office:value="4.93453512301635E-134" calcext:value-type="float">
            <text:p>4.93453512301635E-1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8]*EXP(-2 * [.A158])" office:value-type="float" office:value="6.72097584851062E-135" calcext:value-type="float">
            <text:p>6.72097584851062E-1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9]*EXP(-2 * [.A159])" office:value-type="float" office:value="9.15378706199806E-136" calcext:value-type="float">
            <text:p>9.15378706199806E-1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0]*EXP(-2 * [.A160])" office:value-type="float" office:value="1.24667106323405E-136" calcext:value-type="float">
            <text:p>1.24667106323405E-1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1]*EXP(-2 * [.A161])" office:value-type="float" office:value="1.69779704599416E-137" calcext:value-type="float">
            <text:p>1.69779704599416E-1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2]*EXP(-2 * [.A162])" office:value-type="float" office:value="2.31207918123516E-138" calcext:value-type="float">
            <text:p>2.31207918123516E-1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3]*EXP(-2 * [.A163])" office:value-type="float" office:value="3.14849405707985E-139" calcext:value-type="float">
            <text:p>3.14849405707985E-1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4]*EXP(-2 * [.A164])" office:value-type="float" office:value="4.28732596310754E-140" calcext:value-type="float">
            <text:p>4.28732596310754E-1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5]*EXP(-2 * [.A165])" office:value-type="float" office:value="5.83786145161681E-141" calcext:value-type="float">
            <text:p>5.83786145161681E-1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6]*EXP(-2 * [.A166])" office:value-type="float" office:value="7.94886124715607E-142" calcext:value-type="float">
            <text:p>7.94886124715607E-1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7]*EXP(-2 * [.A167])" office:value-type="float" office:value="1.08228115428205E-142" calcext:value-type="float">
            <text:p>1.08228115428205E-1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8]*EXP(-2 * [.A168])" office:value-type="float" office:value="1.47353180933256E-143" calcext:value-type="float">
            <text:p>1.47353180933256E-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9]*EXP(-2 * [.A169])" office:value-type="float" office:value="2.00614981569235E-144" calcext:value-type="float">
            <text:p>2.00614981569235E-1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0]*EXP(-2 * [.A170])" office:value-type="float" office:value="2.73118941935622E-145" calcext:value-type="float">
            <text:p>2.73118941935622E-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1]*EXP(-2 * [.A171])" office:value-type="float" office:value="3.71813431473612E-146" calcext:value-type="float">
            <text:p>3.71813431473612E-1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2]*EXP(-2 * [.A172])" office:value-type="float" office:value="5.06154729776562E-147" calcext:value-type="float">
            <text:p>5.06154729776562E-1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3]*EXP(-2 * [.A173])" office:value-type="float" office:value="6.89011819832064E-148" calcext:value-type="float">
            <text:p>6.89011819832064E-1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4]*EXP(-2 * [.A174])" office:value-type="float" office:value="9.37897470565692E-149" calcext:value-type="float">
            <text:p>9.37897470565692E-1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5]*EXP(-2 * [.A175])" office:value-type="float" office:value="1.27664322830685E-149" calcext:value-type="float">
            <text:p>1.27664322830685E-1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6]*EXP(-2 * [.A176])" office:value-type="float" office:value="1.73767831934637E-150" calcext:value-type="float">
            <text:p>1.73767831934637E-1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7]*EXP(-2 * [.A177])" office:value-type="float" office:value="2.36513011451564E-151" calcext:value-type="float">
            <text:p>2.36513011451564E-1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8]*EXP(-2 * [.A178])" office:value-type="float" office:value="3.21904221859527E-152" calcext:value-type="float">
            <text:p>3.21904221859527E-1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9]*EXP(-2 * [.A179])" office:value-type="float" office:value="4.3811128978502E-153" calcext:value-type="float">
            <text:p>4.3811128978502E-1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0]*EXP(-2 * [.A180])" office:value-type="float" office:value="5.9625016141046E-154" calcext:value-type="float">
            <text:p>5.9625016141046E-1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1]*EXP(-2 * [.A181])" office:value-type="float" office:value="8.11444871809214E-155" calcext:value-type="float">
            <text:p>8.11444871809214E-1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2]*EXP(-2 * [.A182])" office:value-type="float" office:value="1.10427216676959E-155" calcext:value-type="float">
            <text:p>1.10427216676959E-1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3]*EXP(-2 * [.A183])" office:value-type="float" office:value="1.50272660418413E-156" calcext:value-type="float">
            <text:p>1.50272660418413E-1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4]*EXP(-2 * [.A184])" office:value-type="float" office:value="2.04489358794587E-157" calcext:value-type="float">
            <text:p>2.04489358794587E-1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5]*EXP(-2 * [.A185])" office:value-type="float" office:value="2.78258527519472E-158" calcext:value-type="float">
            <text:p>2.78258527519472E-1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6]*EXP(-2 * [.A186])" office:value-type="float" office:value="3.78628607469965E-159" calcext:value-type="float">
            <text:p>3.78628607469965E-1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7]*EXP(-2 * [.A187])" office:value-type="float" office:value="5.15187925892883E-160" calcext:value-type="float">
            <text:p>5.15187925892883E-1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8]*EXP(-2 * [.A188])" office:value-type="float" office:value="7.00979592679511E-161" calcext:value-type="float">
            <text:p>7.00979592679511E-1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9]*EXP(-2 * [.A189])" office:value-type="float" office:value="9.53745833318343E-162" calcext:value-type="float">
            <text:p>9.53745833318343E-1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0]*EXP(-2 * [.A190])" office:value-type="float" office:value="1.29762034096855E-162" calcext:value-type="float">
            <text:p>1.29762034096855E-1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1]*EXP(-2 * [.A191])" office:value-type="float" office:value="1.76542990010202E-163" calcext:value-type="float">
            <text:p>1.76542990010202E-1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2]*EXP(-2 * [.A192])" office:value-type="float" office:value="2.40182455330821E-164" calcext:value-type="float">
            <text:p>2.40182455330821E-1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3]*EXP(-2 * [.A193])" office:value-type="float" office:value="3.26753447076809E-165" calcext:value-type="float">
            <text:p>3.26753447076809E-1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4]*EXP(-2 * [.A194])" office:value-type="float" office:value="4.44515894248706E-166" calcext:value-type="float">
            <text:p>4.44515894248706E-1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5]*EXP(-2 * [.A195])" office:value-type="float" office:value="6.04703874795699E-167" calcext:value-type="float">
            <text:p>6.04703874795699E-1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6]*EXP(-2 * [.A196])" office:value-type="float" office:value="8.22596143458859E-168" calcext:value-type="float">
            <text:p>8.22596143458859E-1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7]*EXP(-2 * [.A197])" office:value-type="float" office:value="1.11897186074936E-168" calcext:value-type="float">
            <text:p>1.11897186074936E-1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8]*EXP(-2 * [.A198])" office:value-type="float" office:value="1.52209008268051E-169" calcext:value-type="float">
            <text:p>1.52209008268051E-1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9]*EXP(-2 * [.A199])" office:value-type="float" office:value="2.07038139621009E-170" calcext:value-type="float">
            <text:p>2.07038139621009E-1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0]*EXP(-2 * [.A200])" office:value-type="float" office:value="2.81610782222815E-171" calcext:value-type="float">
            <text:p>2.81610782222815E-1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1]*EXP(-2 * [.A201])" office:value-type="float" office:value="3.83033919342801E-172" calcext:value-type="float">
            <text:p>3.83033919342801E-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3:50:44.253658472</meta:creation-date>
    <dc:date>2022-11-30T20:05:01.799097688</dc:date>
    <meta:editing-duration>PT6H4M7S</meta:editing-duration>
    <meta:editing-cycles>1</meta:editing-cycles>
    <meta:document-statistic meta:table-count="1" meta:cell-count="40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Throughput vs Number</text:p>
        </chart:title>
        <chart:legend chart:legend-position="end" svg:x="12.936cm" svg:y="4.201cm" style:legend-expansion="high" chart:style-name="ch3"/>
        <chart:plot-area chart:style-name="ch4" table:cell-range-address="Sheet1.B1:Sheet1.B201" chart:data-source-has-labels="row" svg:x="1.331cm" svg:y="1.275cm" svg:width="11.285cm" svg:height="6.564cm">
          <chart:coordinate-region svg:x="2.243cm" svg:y="1.474cm" svg:width="10.284cm" svg:height="5.44cm"/>
          <chart:axis chart:dimension="x" chart:name="primary-x" chart:style-name="ch5">
            <chart:title svg:x="6.082cm" svg:y="8.019cm" chart:style-name="ch6">
              <text:p>Throughput</text:p>
            </chart:title>
          </chart:axis>
          <chart:axis chart:dimension="y" chart:name="primary-y" chart:style-name="ch5">
            <chart:title svg:x="0.451cm" svg:y="5.964cm" chart:style-name="ch7">
              <text:p>Number of stations</text:p>
            </chart:title>
            <chart:grid chart:style-name="ch8" chart:class="major"/>
          </chart:axis>
          <chart:series chart:style-name="ch9" chart:values-cell-range-address="Sheet1.B2:Sheet1.B201" chart:label-cell-address="Sheet1.B1:Sheet1.B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35283236613">
                <text:p>0.135335283236613</text:p>
                <draw:g>
                  <svg:desc>Sheet1.B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312777774684">
                <text:p>0.0366312777774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43625652999908">
                <text:p>0.00743625652999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4185051161005">
                <text:p>0.0013418505116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6999648812424">
                <text:p>0.000226999648812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368652741199693">
                <text:p>0.0000368652741199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582070103372498">
                <text:p>0.00000582070103372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90028139775407">
                <text:p>0.00000090028139775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13706981770241">
                <text:p>0.00000013706981770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2061153622439">
                <text:p>0.0000000206115362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306841490216">
                <text:p>0.0000000030684149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45301614531">
                <text:p>0.00000000045301614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6641815736">
                <text:p>0.00000000006641815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968016015">
                <text:p>0.00000000000968016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00140364345">
                <text:p>0.00000000000140364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020262665">
                <text:p>0.0000000000002026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002913644">
                <text:p>0.00000000000002913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7514109443842E-015">
                <text:p>4.17514109443842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6435230489126E-016">
                <text:p>5.96435230489126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9670851058318E-017">
                <text:p>8.49670851058318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0739967550165E-017">
                <text:p>1.20739967550165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1184909304944E-018">
                <text:p>1.71184909304944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2204199223738E-019">
                <text:p>2.42204199223738E-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2039379857824E-020">
                <text:p>3.42039379857824E-0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218746199098E-021">
                <text:p>4.8218746199098E-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8672558113603E-022">
                <text:p>6.78672558113603E-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3809714494218E-023">
                <text:p>9.53809714494218E-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865000748793E-023">
                <text:p>1.33865000748793E-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636812843718E-024">
                <text:p>1.87636812843718E-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695322880896E-025">
                <text:p>2.62695322880896E-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7370107912534E-026">
                <text:p>3.67370107912534E-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3219484975564E-027">
                <text:p>5.13219484975564E-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6272263730201E-028">
                <text:p>7.16272263730201E-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8743917981673E-029">
                <text:p>9.98743917981673E-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140740756803E-029">
                <text:p>1.39140740756803E-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3686701760761E-030">
                <text:p>1.93686701760761E-0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9407736597901E-031">
                <text:p>2.69407736597901E-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4457878072228E-032">
                <text:p>3.74457878072228E-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0109778045882E-033">
                <text:p>5.20109778045882E-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1940555138166E-034">
                <text:p>7.21940555138166E-0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146630247362E-034">
                <text:p>1.00146630247362E-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8839426323951E-035">
                <text:p>1.38839426323951E-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372510165788E-036">
                <text:p>1.92372510165788E-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6402483397652E-037">
                <text:p>2.66402483397652E-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8730568079573E-038">
                <text:p>3.68730568079573E-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0111948883583E-039">
                <text:p>5.10111948883583E-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5369308472476E-040">
                <text:p>7.05369308472476E-0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74924478112709E-041">
                <text:p>9.74924478112709E-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690465387601E-041">
                <text:p>1.34690465387601E-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6003798801042E-042">
                <text:p>1.86003798801042E-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6763343297014E-043">
                <text:p>2.56763343297014E-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4304954720356E-044">
                <text:p>3.54304954720356E-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8720760415071E-045">
                <text:p>4.88720760415071E-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3891089972994E-046">
                <text:p>6.73891089972994E-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28901534123493E-047">
                <text:p>9.28901534123493E-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7998845896246E-047">
                <text:p>1.27998845896246E-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6320950644588E-048">
                <text:p>1.76320950644588E-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2810851959645E-049">
                <text:p>2.42810851959645E-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4274422405177E-050">
                <text:p>3.34274422405177E-0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005888442332E-051">
                <text:p>4.6005888442332E-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2999027527659E-052">
                <text:p>6.32999027527659E-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7071481411398E-053">
                <text:p>8.7071481411398E-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739055921695E-053">
                <text:p>1.19739055921695E-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4621399849115E-054">
                <text:p>1.64621399849115E-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627194459378E-055">
                <text:p>2.2627194459378E-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0936942902537E-056">
                <text:p>3.10936942902537E-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7183261945693E-057">
                <text:p>4.27183261945693E-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6758478650225E-058">
                <text:p>5.86758478650225E-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05769061481359E-059">
                <text:p>8.05769061481359E-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629404219153E-059">
                <text:p>1.10629404219153E-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859483507867E-060">
                <text:p>1.51859483507867E-0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8414102438678E-061">
                <text:p>2.08414102438678E-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5975285504879E-062">
                <text:p>2.85975285504879E-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2327181290832E-063">
                <text:p>3.92327181290832E-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8132197987331E-064">
                <text:p>5.38132197987331E-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7993170791344E-065">
                <text:p>7.37993170791344E-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190679464097E-065">
                <text:p>1.01190679464097E-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8725221137916E-066">
                <text:p>1.38725221137916E-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0151147498227E-067">
                <text:p>1.90151147498227E-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0599082576602E-068">
                <text:p>2.60599082576602E-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7091037848521E-069">
                <text:p>3.57091037848521E-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9236465848867E-070">
                <text:p>4.89236465848867E-0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70184063543033E-071">
                <text:p>6.70184063543033E-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1792315723637E-072">
                <text:p>9.1792315723637E-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706287979673E-072">
                <text:p>1.25706287979673E-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2126431011564E-073">
                <text:p>1.72126431011564E-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656488201254E-074">
                <text:p>2.35656488201254E-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2592196183802E-075">
                <text:p>3.22592196183802E-0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1542210840973E-076">
                <text:p>4.41542210840973E-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04276585939044E-077">
                <text:p>6.04276585939044E-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6886089436617E-078">
                <text:p>8.26886089436617E-0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3136608866873E-078">
                <text:p>1.13136608866873E-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4778029946175E-079">
                <text:p>1.54778029946175E-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172164312125E-080">
                <text:p>2.1172164312125E-0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9582320342326E-081">
                <text:p>2.89582320342326E-0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6032390843058E-082">
                <text:p>3.96032390843058E-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1554594917183E-083">
                <text:p>5.41554594917183E-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0470263931772E-084">
                <text:p>7.40470263931772E-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234321804613E-084">
                <text:p>1.01234321804613E-0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389652673674E-085">
                <text:p>1.38389652673674E-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9162928700242E-086">
                <text:p>1.89162928700242E-0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8538880239452E-087">
                <text:p>2.58538880239452E-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3324662376759E-088">
                <text:p>3.53324662376759E-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82815388228435E-089">
                <text:p>4.82815388228435E-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9702453680144E-090">
                <text:p>6.59702453680144E-0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0131313834221E-091">
                <text:p>9.0131313834221E-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3130218568673E-091">
                <text:p>1.23130218568673E-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819600042407E-092">
                <text:p>1.6819600042407E-0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9736205173668E-093">
                <text:p>2.29736205173668E-0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3766567307992E-094">
                <text:p>3.13766567307992E-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8497207773232E-095">
                <text:p>4.28497207773232E-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85132305384673E-096">
                <text:p>5.85132305384673E-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98960913361994E-097">
                <text:p>7.98960913361994E-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9084482934074E-097">
                <text:p>1.09084482934074E-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8924792138533E-098">
                <text:p>1.48924792138533E-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3300378721962E-099">
                <text:p>2.03300378721962E-0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7509015290029E-100">
                <text:p>2.77509015290029E-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8777591438356E-101">
                <text:p>3.78777591438356E-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6963961177799E-102">
                <text:p>5.16963961177799E-1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5513923789432E-103">
                <text:p>7.05513923789432E-1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62766010926119E-104">
                <text:p>9.62766010926119E-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373038967529E-104">
                <text:p>1.31373038967529E-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9251402861802E-105">
                <text:p>1.79251402861802E-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4562673392756E-106">
                <text:p>2.44562673392756E-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364877694266E-107">
                <text:p>3.3364877694266E-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5156873429169E-108">
                <text:p>4.55156873429169E-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0876636237597E-109">
                <text:p>6.20876636237597E-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46881415258814E-110">
                <text:p>8.46881415258814E-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5508349765952E-110">
                <text:p>1.15508349765952E-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7535362800771E-111">
                <text:p>1.57535362800771E-1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40936593821E-112">
                <text:p>2.14840936593821E-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2975098368411E-113">
                <text:p>2.92975098368411E-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9502457062283E-114">
                <text:p>3.99502457062283E-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4732953094216E-115">
                <text:p>5.44732953094216E-1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42717496034962E-116">
                <text:p>7.42717496034962E-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260444784684E-116">
                <text:p>1.01260444784684E-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048764974801E-117">
                <text:p>1.38048764974801E-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192400127696E-118">
                <text:p>1.88192400127696E-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6536302653775E-119">
                <text:p>2.56536302653775E-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9681859368135E-120">
                <text:p>3.49681859368135E-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6623241480083E-121">
                <text:p>4.76623241480083E-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96141614444E-122">
                <text:p>6.496141614444E-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5348412979136E-123">
                <text:p>8.85348412979136E-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0656772486999E-123">
                <text:p>1.20656772486999E-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4425151350473E-124">
                <text:p>1.64425151350473E-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4059901149581E-125">
                <text:p>2.24059901149581E-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5309034044846E-126">
                <text:p>3.05309034044846E-1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6001668052998E-127">
                <text:p>4.16001668052998E-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66801069753751E-128">
                <text:p>5.66801069753751E-1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2230033361802E-129">
                <text:p>7.72230033361802E-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5206703424097E-129">
                <text:p>1.05206703424097E-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3324715824911E-130">
                <text:p>1.43324715824911E-1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5245021360436E-131">
                <text:p>1.95245021360436E-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5962431439109E-132">
                <text:p>2.65962431439109E-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2278289176107E-133">
                <text:p>3.62278289176107E-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3453512301635E-134">
                <text:p>4.93453512301635E-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72097584851062E-135">
                <text:p>6.72097584851062E-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15378706199806E-136">
                <text:p>9.15378706199806E-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4667106323405E-136">
                <text:p>1.24667106323405E-1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779704599416E-137">
                <text:p>1.69779704599416E-1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1207918123516E-138">
                <text:p>2.31207918123516E-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4849405707985E-139">
                <text:p>3.14849405707985E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28732596310754E-140">
                <text:p>4.28732596310754E-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83786145161681E-141">
                <text:p>5.83786145161681E-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4886124715607E-142">
                <text:p>7.94886124715607E-1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228115428205E-142">
                <text:p>1.08228115428205E-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7353180933256E-143">
                <text:p>1.47353180933256E-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0614981569235E-144">
                <text:p>2.00614981569235E-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3118941935622E-145">
                <text:p>2.73118941935622E-1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71813431473612E-146">
                <text:p>3.71813431473612E-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6154729776562E-147">
                <text:p>5.06154729776562E-1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9011819832064E-148">
                <text:p>6.89011819832064E-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37897470565692E-149">
                <text:p>9.37897470565692E-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7664322830685E-149">
                <text:p>1.27664322830685E-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3767831934637E-150">
                <text:p>1.73767831934637E-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513011451564E-151">
                <text:p>2.36513011451564E-1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1904221859527E-152">
                <text:p>3.21904221859527E-1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811128978502E-153">
                <text:p>4.3811128978502E-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25016141046E-154">
                <text:p>5.9625016141046E-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11444871809214E-155">
                <text:p>8.11444871809214E-1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0427216676959E-155">
                <text:p>1.10427216676959E-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0272660418413E-156">
                <text:p>1.50272660418413E-1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4489358794587E-157">
                <text:p>2.04489358794587E-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8258527519472E-158">
                <text:p>2.78258527519472E-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8628607469965E-159">
                <text:p>3.78628607469965E-1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15187925892883E-160">
                <text:p>5.15187925892883E-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0979592679511E-161">
                <text:p>7.00979592679511E-1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3745833318343E-162">
                <text:p>9.53745833318343E-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9762034096855E-162">
                <text:p>1.29762034096855E-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6542990010202E-163">
                <text:p>1.76542990010202E-1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0182455330821E-164">
                <text:p>2.40182455330821E-1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6753447076809E-165">
                <text:p>3.26753447076809E-1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4515894248706E-166">
                <text:p>4.44515894248706E-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04703874795699E-167">
                <text:p>6.04703874795699E-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22596143458859E-168">
                <text:p>8.22596143458859E-1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897186074936E-168">
                <text:p>1.11897186074936E-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209008268051E-169">
                <text:p>1.52209008268051E-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038139621009E-170">
                <text:p>2.07038139621009E-1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1610782222815E-171">
                <text:p>2.81610782222815E-1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3033919342801E-172">
                <text:p>3.83033919342801E-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